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46pt"/>
    </style:style>
    <style:style style:name="co2" style:family="table-column">
      <style:table-column-properties fo:break-before="auto" style:column-width="29.65pt"/>
    </style:style>
    <style:style style:name="co3" style:family="table-column">
      <style:table-column-properties fo:break-before="auto" style:column-width="44.36pt"/>
    </style:style>
    <style:style style:name="co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entropy_Ragni2016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1" table:default-cell-style-name="ce1"/>
        <table:table-column table:style-name="co3" table:default-cell-style-name="ce2"/>
        <table:table-column table:style-name="co4" table:number-columns-repeated="1013" table:default-cell-style-name="ce2"/>
        <table:table-row table:style-name="ro1">
          <table:table-cell/>
          <table:table-cell office:value-type="string" calcext:value-type="string">
            <text:p>Aac</text:p>
          </table:table-cell>
          <table:table-cell office:value-type="string" calcext:value-type="string">
            <text:p>Iac</text:p>
          </table:table-cell>
          <table:table-cell office:value-type="string" calcext:value-type="string">
            <text:p>Eac</text:p>
          </table:table-cell>
          <table:table-cell office:value-type="string" calcext:value-type="string">
            <text:p>Oac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Eca</text:p>
          </table:table-cell>
          <table:table-cell office:value-type="string" calcext:value-type="string">
            <text:p>Oca</text:p>
          </table:table-cell>
          <table:table-cell office:value-type="string" calcext:value-type="string">
            <text:p>NVC</text:p>
          </table:table-cell>
          <table:table-cell office:value-type="string" calcext:value-type="string">
            <text:p>entrop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0.690647482014388" calcext:value-type="float">
            <text:p>0.69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1.14915846286982" calcext:value-type="float">
            <text:p>1.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A2</text:p>
          </table:table-cell>
          <table:table-cell office:value-type="float" office:value="0.237410071942446" calcext:value-type="float">
            <text:p>0.24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58273381294964" calcext:value-type="float">
            <text:p>0.58</text:p>
          </table:table-cell>
          <table:table-cell office:value-type="float" office:value="0.0431654676258993" calcext:value-type="float">
            <text:p>0.04</text:p>
          </table:table-cell>
          <table:table-cell table:number-columns-repeated="2" office:value-type="float" office:value="0.0143884892086331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1.24926266879057" calcext:value-type="float">
            <text:p>1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A3</text:p>
          </table:table-cell>
          <table:table-cell office:value-type="float" office:value="0.302158273381295" calcext:value-type="float">
            <text:p>0.30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359712230215827" calcext:value-type="float">
            <text:p>0.04</text:p>
          </table:table-cell>
          <table:table-cell table:number-columns-repeated="2" office:value-type="float" office:value="0.00719424460431655" calcext:value-type="float">
            <text:p>0.01</text:p>
          </table:table-cell>
          <table:table-cell office:value-type="float" office:value="0.438848920863309" calcext:value-type="float">
            <text:p>0.44</text:p>
          </table:table-cell>
          <table:table-cell office:value-type="float" office:value="1.4749737555456" calcext:value-type="float">
            <text:p>1.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A4</text:p>
          </table:table-cell>
          <table:table-cell office:value-type="float" office:value="0.381294964028777" calcext:value-type="float">
            <text:p>0.38</text:p>
          </table:table-cell>
          <table:table-cell office:value-type="float" office:value="0.165467625899281" calcext:value-type="float">
            <text:p>0.1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01438848920863" calcext:value-type="float">
            <text:p>0.20</text:p>
          </table:table-cell>
          <table:table-cell office:value-type="float" office:value="1.62190110071348" calcext:value-type="float">
            <text:p>1.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E1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654676258992806" calcext:value-type="float">
            <text:p>0.65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72661870503597" calcext:value-type="float">
            <text:p>0.1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1.14705023297601" calcext:value-type="float">
            <text:p>1.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E2</text:p>
          </table:table-cell>
          <table:table-cell office:value-type="float" office:value="0" calcext:value-type="float">
            <text:p>0.0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0863309352518" calcext:value-type="float">
            <text:p>0.21</text:p>
          </table:table-cell>
          <table:table-cell office:value-type="float" office:value="0.0935251798561151" calcext:value-type="float">
            <text:p>0.09</text:p>
          </table:table-cell>
          <table:table-cell table:number-columns-repeated="2" office:value-type="float" office:value="0.00719424460431655" calcext:value-type="float">
            <text:p>0.01</text:p>
          </table:table-cell>
          <table:table-cell office:value-type="float" office:value="0.410071942446043" calcext:value-type="float">
            <text:p>0.4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215827338129496" calcext:value-type="float">
            <text:p>0.22</text:p>
          </table:table-cell>
          <table:table-cell office:value-type="float" office:value="1.50204849804847" calcext:value-type="float">
            <text:p>1.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E3</text:p>
          </table:table-cell>
          <table:table-cell office:value-type="float" office:value="0" calcext:value-type="float">
            <text:p>0.00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402877697841727" calcext:value-type="float">
            <text:p>0.4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352517985611511" calcext:value-type="float">
            <text:p>0.35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1.46619517807785" calcext:value-type="float">
            <text:p>1.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E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345323741007194" calcext:value-type="float">
            <text:p>0.35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223021582733813" calcext:value-type="float">
            <text:p>0.22</text:p>
          </table:table-cell>
          <table:table-cell office:value-type="float" office:value="1.69082026823918" calcext:value-type="float">
            <text:p>1.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611510791366906" calcext:value-type="float">
            <text:p>0.6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1.2760389589041" calcext:value-type="float">
            <text:p>1.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94244604316547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611510791366906" calcext:value-type="float">
            <text:p>0.6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1.24263515744388" calcext:value-type="float">
            <text:p>1.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3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94244604316547" calcext:value-type="float">
            <text:p>0.19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37410071942446" calcext:value-type="float">
            <text:p>0.37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287769784172662" calcext:value-type="float">
            <text:p>0.29</text:p>
          </table:table-cell>
          <table:table-cell office:value-type="float" office:value="1.54575089743248" calcext:value-type="float">
            <text:p>1.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532374100719424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273381294964029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1.29694663999217" calcext:value-type="float">
            <text:p>1.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O1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618705035971223" calcext:value-type="float">
            <text:p>0.62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1.25904937023217" calcext:value-type="float">
            <text:p>1.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O2</text:p>
          </table:table-cell>
          <table:table-cell office:value-type="float" office:value="0" calcext:value-type="float">
            <text:p>0.00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136690647482014" calcext:value-type="float">
            <text:p>0.1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402877697841727" calcext:value-type="float">
            <text:p>0.40</text:p>
          </table:table-cell>
          <table:table-cell office:value-type="float" office:value="0.165467625899281" calcext:value-type="float">
            <text:p>0.17</text:p>
          </table:table-cell>
          <table:table-cell office:value-type="float" office:value="1.67777461528861" calcext:value-type="float">
            <text:p>1.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O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352517985611511" calcext:value-type="float">
            <text:p>0.35</text:p>
          </table:table-cell>
          <table:table-cell office:value-type="float" office:value="0.230215827338129" calcext:value-type="float">
            <text:p>0.23</text:p>
          </table:table-cell>
          <table:table-cell office:value-type="float" office:value="1.6436391982863" calcext:value-type="float">
            <text:p>1.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O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589928057553957" calcext:value-type="float">
            <text:p>0.59</text:p>
          </table:table-cell>
          <table:table-cell office:value-type="float" office:value="0" calcext:value-type="float">
            <text:p>0.00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1.30557954694057" calcext:value-type="float">
            <text:p>1.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1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482014388489209" calcext:value-type="float">
            <text:p>0.48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1.56340520940282" calcext:value-type="float">
            <text:p>1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2</text:p>
          </table:table-cell>
          <table:table-cell table:number-columns-repeated="2" office:value-type="float" office:value="0.00719424460431655" calcext:value-type="float">
            <text:p>0.01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62589928057554" calcext:value-type="float">
            <text:p>0.63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1.26899482980239" calcext:value-type="float">
            <text:p>1.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510791366906475" calcext:value-type="float">
            <text:p>0.5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66187050359712" calcext:value-type="float">
            <text:p>0.27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1.37641625962958" calcext:value-type="float">
            <text:p>1.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244604316546763" calcext:value-type="float">
            <text:p>0.24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316546762589928" calcext:value-type="float">
            <text:p>0.32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230215827338129" calcext:value-type="float">
            <text:p>0.23</text:p>
          </table:table-cell>
          <table:table-cell office:value-type="float" office:value="1.65917080951303" calcext:value-type="float">
            <text:p>1.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E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251798561151079" calcext:value-type="float">
            <text:p>0.25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424460431654676" calcext:value-type="float">
            <text:p>0.42</text:p>
          </table:table-cell>
          <table:table-cell office:value-type="float" office:value="1.63205354923913" calcext:value-type="float">
            <text:p>1.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E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136690647482014" calcext:value-type="float">
            <text:p>0.14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20863309352518" calcext:value-type="float">
            <text:p>0.21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424460431654676" calcext:value-type="float">
            <text:p>0.42</text:p>
          </table:table-cell>
          <table:table-cell office:value-type="float" office:value="1.67388236393694" calcext:value-type="float">
            <text:p>1.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E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287769784172662" calcext:value-type="float">
            <text:p>0.03</text:p>
          </table:table-cell>
          <table:table-cell table:number-columns-repeated="2" office:value-type="float" office:value="0.0143884892086331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661870503597122" calcext:value-type="float">
            <text:p>0.66</text:p>
          </table:table-cell>
          <table:table-cell office:value-type="float" office:value="1.24557783044826" calcext:value-type="float">
            <text:p>1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E4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640287769784173" calcext:value-type="float">
            <text:p>0.64</text:p>
          </table:table-cell>
          <table:table-cell office:value-type="float" office:value="1.23861550341892" calcext:value-type="float">
            <text:p>1.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I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.251798561151079" calcext:value-type="float">
            <text:p>0.25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215827338129496" calcext:value-type="float">
            <text:p>0.22</text:p>
          </table:table-cell>
          <table:table-cell office:value-type="float" office:value="0.273381294964029" calcext:value-type="float">
            <text:p>0.27</text:p>
          </table:table-cell>
          <table:table-cell office:value-type="float" office:value="1.7455997365455" calcext:value-type="float">
            <text:p>1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I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.39568345323741" calcext:value-type="float">
            <text:p>0.40</text:p>
          </table:table-cell>
          <table:table-cell office:value-type="float" office:value="0.172661870503597" calcext:value-type="float">
            <text:p>0.17</text:p>
          </table:table-cell>
          <table:table-cell office:value-type="float" office:value="1.73054996008902" calcext:value-type="float">
            <text:p>1.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I3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302158273381295" calcext:value-type="float">
            <text:p>0.30</text:p>
          </table:table-cell>
          <table:table-cell office:value-type="float" office:value="0.237410071942446" calcext:value-type="float">
            <text:p>0.24</text:p>
          </table:table-cell>
          <table:table-cell office:value-type="float" office:value="1.72223865346531" calcext:value-type="float">
            <text:p>1.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I4</text:p>
          </table:table-cell>
          <table:table-cell office:value-type="float" office:value="0" calcext:value-type="float">
            <text:p>0.00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0719424460431655" calcext:value-type="float">
            <text:p>0.07</text:p>
          </table:table-cell>
          <table:table-cell office:value-type="float" office:value="0.266187050359712" calcext:value-type="float">
            <text:p>0.27</text:p>
          </table:table-cell>
          <table:table-cell office:value-type="float" office:value="0.338129496402878" calcext:value-type="float">
            <text:p>0.34</text:p>
          </table:table-cell>
          <table:table-cell office:value-type="float" office:value="1.71754367761857" calcext:value-type="float">
            <text:p>1.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O1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453237410071943" calcext:value-type="float">
            <text:p>0.45</text:p>
          </table:table-cell>
          <table:table-cell office:value-type="float" office:value="1.6103896488499" calcext:value-type="float">
            <text:p>1.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O2</text:p>
          </table:table-cell>
          <table:table-cell office:value-type="float" office:value="0.0215827338129496" calcext:value-type="float">
            <text:p>0.02</text:p>
          </table:table-cell>
          <table:table-cell table:number-columns-repeated="3" office:value-type="float" office:value="0.0575539568345324" calcext:value-type="float">
            <text:p>0.06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244604316546763" calcext:value-type="float">
            <text:p>0.24</text:p>
          </table:table-cell>
          <table:table-cell office:value-type="float" office:value="0.338129496402878" calcext:value-type="float">
            <text:p>0.34</text:p>
          </table:table-cell>
          <table:table-cell office:value-type="float" office:value="1.75850993017424" calcext:value-type="float">
            <text:p>1.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O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20863309352518" calcext:value-type="float">
            <text:p>0.21</text:p>
          </table:table-cell>
          <table:table-cell office:value-type="float" office:value="0.41726618705036" calcext:value-type="float">
            <text:p>0.42</text:p>
          </table:table-cell>
          <table:table-cell office:value-type="float" office:value="1.67798685709273" calcext:value-type="float">
            <text:p>1.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O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0503597122302158" calcext:value-type="float">
            <text:p>0.05</text:p>
          </table:table-cell>
          <table:table-cell office:value-type="float" office:value="0.194244604316547" calcext:value-type="float">
            <text:p>0.19</text:p>
          </table:table-cell>
          <table:table-cell office:value-type="float" office:value="0.39568345323741" calcext:value-type="float">
            <text:p>0.40</text:p>
          </table:table-cell>
          <table:table-cell office:value-type="float" office:value="1.70552599703252" calcext:value-type="float">
            <text:p>1.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A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705035971223021" calcext:value-type="float">
            <text:p>0.7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1.02939268473126" calcext:value-type="float">
            <text:p>1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A2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201438848920863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589928057553957" calcext:value-type="float">
            <text:p>0.59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1.27498966514955" calcext:value-type="float">
            <text:p>1.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A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381294964028777" calcext:value-type="float">
            <text:p>0.38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23021582733813" calcext:value-type="float">
            <text:p>0.22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230215827338129" calcext:value-type="float">
            <text:p>0.23</text:p>
          </table:table-cell>
          <table:table-cell office:value-type="float" office:value="1.58022096464633" calcext:value-type="float">
            <text:p>1.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A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381294964028777" calcext:value-type="float">
            <text:p>0.38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410071942446043" calcext:value-type="float">
            <text:p>0.4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1.41586242005735" calcext:value-type="float">
            <text:p>1.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.345323741007194" calcext:value-type="float">
            <text:p>0.35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201438848920863" calcext:value-type="float">
            <text:p>0.20</text:p>
          </table:table-cell>
          <table:table-cell office:value-type="float" office:value="1.76563107972403" calcext:value-type="float">
            <text:p>1.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2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258992805755396" calcext:value-type="float">
            <text:p>0.26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280575539568345" calcext:value-type="float">
            <text:p>0.28</text:p>
          </table:table-cell>
          <table:table-cell office:value-type="float" office:value="1.7980807940046" calcext:value-type="float">
            <text:p>1.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3</text:p>
          </table:table-cell>
          <table:table-cell office:value-type="float" office:value="0" calcext:value-type="float">
            <text:p>0.00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302158273381295" calcext:value-type="float">
            <text:p>0.3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165467625899281" calcext:value-type="float">
            <text:p>0.17</text:p>
          </table:table-cell>
          <table:table-cell office:value-type="float" office:value="1.83379663785564" calcext:value-type="float">
            <text:p>1.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4</text:p>
          </table:table-cell>
          <table:table-cell office:value-type="float" office:value="0" calcext:value-type="float">
            <text:p>0.00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266187050359712" calcext:value-type="float">
            <text:p>0.27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273381294964029" calcext:value-type="float">
            <text:p>0.27</text:p>
          </table:table-cell>
          <table:table-cell office:value-type="float" office:value="1.80400136635999" calcext:value-type="float">
            <text:p>1.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I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446043165467626" calcext:value-type="float">
            <text:p>0.45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316546762589928" calcext:value-type="float">
            <text:p>0.32</text:p>
          </table:table-cell>
          <table:table-cell office:value-type="float" office:value="1.39218444114848" calcext:value-type="float">
            <text:p>1.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I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01438848920863" calcext:value-type="float">
            <text:p>0.2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366906474820144" calcext:value-type="float">
            <text:p>0.37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294964028776978" calcext:value-type="float">
            <text:p>0.29</text:p>
          </table:table-cell>
          <table:table-cell office:value-type="float" office:value="1.4907850352284" calcext:value-type="float">
            <text:p>1.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I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30215827338129" calcext:value-type="float">
            <text:p>0.23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496402877697842" calcext:value-type="float">
            <text:p>0.50</text:p>
          </table:table-cell>
          <table:table-cell office:value-type="float" office:value="1.40916577303646" calcext:value-type="float">
            <text:p>1.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I4</text:p>
          </table:table-cell>
          <table:table-cell office:value-type="float" office:value="0" calcext:value-type="float">
            <text:p>0.00</text:p>
          </table:table-cell>
          <table:table-cell office:value-type="float" office:value="0.251798561151079" calcext:value-type="float">
            <text:p>0.25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474820143884892" calcext:value-type="float">
            <text:p>0.47</text:p>
          </table:table-cell>
          <table:table-cell office:value-type="float" office:value="1.41982065743491" calcext:value-type="float">
            <text:p>1.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1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366906474820144" calcext:value-type="float">
            <text:p>0.3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330935251798561" calcext:value-type="float">
            <text:p>0.33</text:p>
          </table:table-cell>
          <table:table-cell office:value-type="float" office:value="1.51672725749914" calcext:value-type="float">
            <text:p>1.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2</text:p>
          </table:table-cell>
          <table:table-cell office:value-type="float" office:value="0" calcext:value-type="float">
            <text:p>0.00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251798561151079" calcext:value-type="float">
            <text:p>0.25</text:p>
          </table:table-cell>
          <table:table-cell office:value-type="float" office:value="0.359712230215827" calcext:value-type="float">
            <text:p>0.36</text:p>
          </table:table-cell>
          <table:table-cell office:value-type="float" office:value="1.61544941345215" calcext:value-type="float">
            <text:p>1.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3</text:p>
          </table:table-cell>
          <table:table-cell office:value-type="float" office:value="0" calcext:value-type="float">
            <text:p>0.00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94244604316547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474820143884892" calcext:value-type="float">
            <text:p>0.47</text:p>
          </table:table-cell>
          <table:table-cell office:value-type="float" office:value="1.45746660276821" calcext:value-type="float">
            <text:p>1.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338129496402878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39568345323741" calcext:value-type="float">
            <text:p>0.40</text:p>
          </table:table-cell>
          <table:table-cell office:value-type="float" office:value="1.41695142087404" calcext:value-type="float">
            <text:p>1.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230215827338129" calcext:value-type="float">
            <text:p>0.23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330935251798561" calcext:value-type="float">
            <text:p>0.3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0287769784172662" calcext:value-type="float">
            <text:p>0.03</text:p>
          </table:table-cell>
          <table:table-cell table:number-columns-repeated="2" office:value-type="float" office:value="0.151079136690647" calcext:value-type="float">
            <text:p>0.15</text:p>
          </table:table-cell>
          <table:table-cell office:value-type="float" office:value="1.74020647200845" calcext:value-type="float">
            <text:p>1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2</text:p>
          </table:table-cell>
          <table:table-cell office:value-type="float" office:value="0" calcext:value-type="float">
            <text:p>0.00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575539568345324" calcext:value-type="float">
            <text:p>0.58</text:p>
          </table:table-cell>
          <table:table-cell office:value-type="float" office:value="0.136690647482014" calcext:value-type="float">
            <text:p>0.14</text:p>
          </table:table-cell>
          <table:table-cell office:value-type="float" office:value="1.35401134981269" calcext:value-type="float">
            <text:p>1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330935251798561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18705035971223" calcext:value-type="float">
            <text:p>0.19</text:p>
          </table:table-cell>
          <table:table-cell office:value-type="float" office:value="1.75954976777169" calcext:value-type="float">
            <text:p>1.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525179856115108" calcext:value-type="float">
            <text:p>0.53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1.54708117013465" calcext:value-type="float">
            <text:p>1.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E1</text:p>
          </table:table-cell>
          <table:table-cell office:value-type="float" office:value="0" calcext:value-type="float">
            <text:p>0.00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258992805755396" calcext:value-type="float">
            <text:p>0.2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table:number-columns-repeated="2" office:value-type="float" office:value="0.0935251798561151" calcext:value-type="float">
            <text:p>0.09</text:p>
          </table:table-cell>
          <table:table-cell office:value-type="float" office:value="0.302158273381295" calcext:value-type="float">
            <text:p>0.30</text:p>
          </table:table-cell>
          <table:table-cell office:value-type="float" office:value="1.76192437847408" calcext:value-type="float">
            <text:p>1.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E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41726618705036" calcext:value-type="float">
            <text:p>0.42</text:p>
          </table:table-cell>
          <table:table-cell office:value-type="float" office:value="1.75478641492107" calcext:value-type="float">
            <text:p>1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E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25899280575539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330935251798561" calcext:value-type="float">
            <text:p>0.33</text:p>
          </table:table-cell>
          <table:table-cell office:value-type="float" office:value="1.74449530779309" calcext:value-type="float">
            <text:p>1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E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39568345323741" calcext:value-type="float">
            <text:p>0.40</text:p>
          </table:table-cell>
          <table:table-cell office:value-type="float" office:value="1.79811221052825" calcext:value-type="float">
            <text:p>1.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I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8705035971223" calcext:value-type="float">
            <text:p>0.19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0863309352518" calcext:value-type="float">
            <text:p>0.2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.345323741007194" calcext:value-type="float">
            <text:p>0.35</text:p>
          </table:table-cell>
          <table:table-cell office:value-type="float" office:value="1.65975762495827" calcext:value-type="float">
            <text:p>1.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I2</text:p>
          </table:table-cell>
          <table:table-cell office:value-type="float" office:value="0" calcext:value-type="float">
            <text:p>0.00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41726618705036" calcext:value-type="float">
            <text:p>0.42</text:p>
          </table:table-cell>
          <table:table-cell office:value-type="float" office:value="0.273381294964029" calcext:value-type="float">
            <text:p>0.27</text:p>
          </table:table-cell>
          <table:table-cell office:value-type="float" office:value="1.51012683810874" calcext:value-type="float">
            <text:p>1.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I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.446043165467626" calcext:value-type="float">
            <text:p>0.45</text:p>
          </table:table-cell>
          <table:table-cell office:value-type="float" office:value="1.5825095571656" calcext:value-type="float">
            <text:p>1.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I4</text:p>
          </table:table-cell>
          <table:table-cell office:value-type="float" office:value="0" calcext:value-type="float">
            <text:p>0.00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20863309352518" calcext:value-type="float">
            <text:p>0.21</text:p>
          </table:table-cell>
          <table:table-cell office:value-type="float" office:value="0.467625899280576" calcext:value-type="float">
            <text:p>0.47</text:p>
          </table:table-cell>
          <table:table-cell office:value-type="float" office:value="1.4817561823978" calcext:value-type="float">
            <text:p>1.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O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323741007194245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381294964028777" calcext:value-type="float">
            <text:p>0.38</text:p>
          </table:table-cell>
          <table:table-cell office:value-type="float" office:value="1.46382704335543" calcext:value-type="float">
            <text:p>1.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O2</text:p>
          </table:table-cell>
          <table:table-cell office:value-type="float" office:value="0" calcext:value-type="float">
            <text:p>0.00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366906474820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294964028776978" calcext:value-type="float">
            <text:p>0.29</text:p>
          </table:table-cell>
          <table:table-cell office:value-type="float" office:value="0.410071942446043" calcext:value-type="float">
            <text:p>0.41</text:p>
          </table:table-cell>
          <table:table-cell office:value-type="float" office:value="1.42189394320918" calcext:value-type="float">
            <text:p>1.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O3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597122302158273" calcext:value-type="float">
            <text:p>0.60</text:p>
          </table:table-cell>
          <table:table-cell office:value-type="float" office:value="1.35266255595876" calcext:value-type="float">
            <text:p>1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O4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597122302158273" calcext:value-type="float">
            <text:p>0.60</text:p>
          </table:table-cell>
          <table:table-cell office:value-type="float" office:value="1.30883404692326" calcext:value-type="float">
            <text:p>1.31</text:p>
          </table:table-cell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ntropy_Ragni2016.A1:entropy_Ragni2016.J1048576">
            <calcext:color-scale>
              <calcext:color-scale-entry calcext:value="6" calcext:type="percent" calcext:color="#e6e6ff"/>
              <calcext:color-scale-entry calcext:value="10" calcext:type="percent" calcext:color="#ff9900"/>
              <calcext:color-scale-entry calcext:value="60" calcext:type="percent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entropy_Ragni2016.A2:entropy_Ragni2016.K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11:26:01.174372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7T11:41:13.566162187</dc:date>
    <meta:editing-duration>PT8M22S</meta:editing-duration>
    <meta:editing-cycles>2</meta:editing-cycles>
    <meta:generator>LibreOffice/5.1.6.2$Linux_X86_64 LibreOffice_project/10m0$Build-2</meta:generator>
    <meta:document-statistic meta:table-count="1" meta:cell-count="714" meta:object-count="0"/>
  </office:meta>
</office:document-meta>
</file>